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fo:font-weight="bold" style:font-style-asian="italic" style:font-style-complex="italic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</office:automatic-styles>
  <office:body>
    <office:text>
      <text:p text:style-name="Title">The Hitchhiker's Guide to Online Anonymity</text:p>
      <text:h text:style-name="Heading_20_1" text:outline-level="1"><text:bookmark-start text:name="warning"/>Warning:<text:bookmark-end text:name="warning"/></text:h>
      <text:p text:style-name="First_20_paragraph"><text:span text:style-name="T1">The public keys outlined in this document have been compromised. This document still needs to be updated to reflect the new verification process.</text:span></text:p>
      <text:h text:style-name="Heading_20_2" text:outline-level="2"><text:bookmark-start text:name="how-to-check-the-files-for-safetyintegrity-and-authenticity."/>How to check the files for safety/integrity and authenticity.<text:bookmark-end text:name="how-to-check-the-files-for-safetyintegrity-and-authenticity."/></text:h>
      <text:p text:style-name="First_20_paragraph">The PDF and ODT files in this guide are cryptographically signed using GPG and Minisign. Their integrity can be verified with the published SHA256 Chrecksum Hashes on this website.</text:p>
      <text:p text:style-name="Text_20_body">SHA256 Checksums of all the PDF and ODT files are available here in the <text:a xlink:type="simple" xlink:href="sha256sum.txt" office:name=""><text:span text:style-name="Definition">sha256sum.txt</text:span></text:a> file.</text:p>
      <text:p text:style-name="Text_20_body">SHA256 Checksums, signatures, and virustotal checks of the releases files (containing the whole repository) are available within release information at <text:a xlink:type="simple" xlink:href="https://github.com/AnonymousPlanet/thgtoa/releases/latest" office:name=""><text:span text:style-name="Definition">https://github.com/AnonymousPlanet/thgtoa/releases/latest</text:span></text:a></text:p>
      <text:p text:style-name="Text_20_body">The GPG signatures for each PDF and ODT files are available here: - PDF (Light Theme) Main and Mirrors: <text:a xlink:type="simple" xlink:href="guide.pdf.asc" office:name=""><text:span text:style-name="Definition">guide.pdf.asc</text:span></text:a> - PDF (Dark Theme) Main and Mirrors: <text:a xlink:type="simple" xlink:href="guide-dark.pdf.asc" office:name=""><text:span text:style-name="Definition">guide-dark.pdf.asc</text:span></text:a> - ODT Main and Mirrors: <text:a xlink:type="simple" xlink:href="guide.odt.asc" office:name=""><text:span text:style-name="Definition">guide.odt.asc</text:span></text:a></text:p>
      <text:p text:style-name="Text_20_body">The Minisign signatures for each PDF and ODT files are available here: - PDF (Light Theme) Main and Mirrors: <text:a xlink:type="simple" xlink:href="guide.pdf.minisig" office:name=""><text:span text:style-name="Definition">guide.pdf.minisig</text:span></text:a> - PDF (Dark Theme) Main and Mirrors: <text:a xlink:type="simple" xlink:href="guide-dark.pdf.minisig" office:name=""><text:span text:style-name="Definition">guide-dark.pdf.minisig</text:span></text:a> - ODT Main and Mirrors: <text:a xlink:type="simple" xlink:href="guide.odt.minisig" office:name=""><text:span text:style-name="Definition">guide.odt.minisig</text:span></text:a></text:p>
      <text:h text:style-name="Heading_20_3" text:outline-level="3"><text:bookmark-start text:name="how-to-check-the-integrity-of-the-files-using-the-sha256-checksums"/>How to check the integrity of the files using the SHA256 Checksums:<text:bookmark-end text:name="how-to-check-the-integrity-of-the-files-using-the-sha256-checksums"/></text:h>
      <text:p text:style-name="First_20_paragraph">Please do the following:</text:p>
      <text:p text:style-name="Text_20_body">Windows: - From a command prompt, run <text:span text:style-name="Source_Text">certutil -hashfile filename.txt sha256</text:span> - Compare the result with the hash in the online checksum files. They should match.</text:p>
      <text:p text:style-name="Text_20_body">MacOS: - From a terminal, run <text:span text:style-name="Source_Text">shasum -a 256 /full/path/to/your/file</text:span> - Compare the result with the hash in the online checksum files. They should match.</text:p>
      <text:p text:style-name="Text_20_body">Linux: - From a terminal, run <text:span text:style-name="Source_Text">sha256sum /full/path/to/your/file</text:span> - Compare the result with the hash in the online checksum files. They should match.</text:p>
      <text:p text:style-name="Text_20_body">All commits and releases on this repository are cryptographically signed and verified using the same GPG key. Check for the “Verified” tags on each commit or release.</text:p>
      <text:h text:style-name="Heading_20_3" text:outline-level="3"><text:bookmark-start text:name="how-to-verify-the-the-authenticity-and-integrity-of-the-files-using-gpg"/>How to verify the the authenticity and integrity of the files using GPG:<text:bookmark-end text:name="how-to-verify-the-the-authenticity-and-integrity-of-the-files-using-gpg"/></text:h>
      <text:p text:style-name="First_20_paragraph">Now to verify the files with GPG signatures, you should first install gpg on your system: - Windows: Install gpg4win from <text:a xlink:type="simple" xlink:href="https://www.gpg4win.org/download.html" office:name=""><text:span text:style-name="Definition">https://www.gpg4win.org/download.html</text:span></text:a> - MacOS: Install GPG Tools from <text:a xlink:type="simple" xlink:href="https://gpgtools.org/" office:name=""><text:span text:style-name="Definition">https://gpgtools.org/</text:span></text:a> - Linux: gpg should be installed by default</text:p>
      <text:p text:style-name="Text_20_body">Import the GPG key using the following command from a command prompt or terminal:</text:p>
      <text:p text:style-name="Text_20_body"><text:span text:style-name="Source_Text">gpg --auto-key-locate nodefault,wkd --locate-keys 0xEB16B6AB4AB7BA61F33E2DFD0051E9A589DAB601</text:span></text:p>
      <text:p text:style-name="Text_20_body">In theory this command should fetch the key from the a default pool server. If this doesn’t work, you can also download/view it directly from here: <text:a xlink:type="simple" xlink:href="https://anonymousplanet.org/AnonymousPlanet_0x89DAB601_public.asc" office:name=""><text:span text:style-name="Definition">https://anonymousplanet.org/AnonymousPlanet_0x89DAB601_public.asc</text:span></text:a> [[Mirror]][12] [[Tor Mirror]][14]</text:p>
      <text:p text:style-name="Text_20_body">For redundancy, you can also verify the authenticity of this GPG signature using: - My Keybase.io profile <text:a xlink:type="simple" xlink:href="https://keybase.io/anonymousplanet" office:name=""><text:span text:style-name="Definition">https://keybase.io/anonymousplanet</text:span></text:a> - My Keyoxide.org profile <text:a xlink:type="simple" xlink:href="https://keyoxide.org/eb16b6ab4ab7ba61f33e2dfd0051e9a589dab601" office:name=""><text:span text:style-name="Definition">https://keyoxide.org/eb16b6ab4ab7ba61f33e2dfd0051e9a589dab601</text:span></text:a></text:p>
      <text:p text:style-name="Text_20_body">As well as the published key on (search for the fingerprint <text:span text:style-name="Source_Text">0xEB16B6AB4AB7BA61F33E2DFD0051E9A589DAB601</text:span>): - <text:a xlink:type="simple" xlink:href="https://pgp.mit.edu" office:name=""><text:span text:style-name="Definition">https://pgp.mit.edu</text:span></text:a> - <text:a xlink:type="simple" xlink:href="https://keys.openpgp.org" office:name=""><text:span text:style-name="Definition">https://keys.openpgp.org</text:span></text:a> - <text:a xlink:type="simple" xlink:href="https://keyserver.ubuntu.com" office:name=""><text:span text:style-name="Definition">https://keyserver.ubuntu.com</text:span></text:a></text:p>
      <text:p text:style-name="Text_20_body">You should then import it manually by issuing the following command on any OS:</text:p>
      <text:p text:style-name="Text_20_body"><text:span text:style-name="Source_Text">gpg --import AnonymousPlanet_0x89DAB601_public.asc</text:span></text:p>
      <text:p text:style-name="Text_20_body">Finally, verify the asc signature file (links above) against the PDF files by issuing the following commands:</text:p>
      <text:p text:style-name="Text_20_body"><text:span text:style-name="Source_Text">gpg --verify guide.pdf.asc guide.pdf"</text:span> <text:span text:style-name="Source_Text">gpg --verify guide-dark.pdf.asc guide-dark.pdf"</text:span></text:p>
      <text:p text:style-name="Text_20_body">This should output a result showing it matches and it’s ok.</text:p>
      <text:h text:style-name="Heading_20_3" text:outline-level="3"><text:bookmark-start text:name="how-to-verify-the-the-authenticity-and-integrity-of-the-files-using-minisign"/>How to verify the the authenticity and integrity of the files using Minisign:<text:bookmark-end text:name="how-to-verify-the-the-authenticity-and-integrity-of-the-files-using-minisign"/></text:h>
      <text:p text:style-name="First_20_paragraph">To verify the files with Minisign:</text:p>
      <text:list text:style-name="L1">
        <text:list-item>
          <text:p text:style-name="P1">You should first dowbload minisign from https://jedisct1.github.io/minisign/</text:p>
        </text:list-item>
        <text:list-item>
          <text:p text:style-name="P1">Download the files along with their *.minisig signature file (they should be in the same directory)</text:p>
        </text:list-item>
        <text:list-item>
          <text:p text:style-name="P1">Download the Minisign public key available on the website and repository: <text:a xlink:type="simple" xlink:href="minisign.pub" office:name=""><text:span text:style-name="Definition">minisign.pub</text:span></text:a> (again place it in the same directory for convenience)</text:p>
        </text:list-item>
        <text:list-item>
          <text:p text:style-name="P1">Run the following command in a command prompt or terminal: <text:span text:style-name="Source_Text">minisign -Vm guide.pdf -p minisign.pub</text:span></text:p>
        </text:list-item>
        <text:list-item>
          <text:p text:style-name="P1">Output should show <text:span text:style-name="Source_Text">Signature and comment signature verified</text:span></text:p>
        </text:list-item>
      </text:list>
      <text:h text:style-name="Heading_20_3" text:outline-level="3"><text:bookmark-start text:name="how-to-check-the-safety-of-the-files-using-virustotal"/>How to check the safety of the files using VirusTotal:<text:bookmark-end text:name="how-to-check-the-safety-of-the-files-using-virustotal"/></text:h>
      <text:p text:style-name="First_20_paragraph">The PDF and ODT files in this guide have been checked by VirusTotal, see the links below but do not trust them blindly and check the hashes matches and re-upload to VT if needed (<text:span text:style-name="T2">Note that this guide does not endorse VirusTotal. It should be used with extreme caution and never with any sensitive files due to their privacy policies</text:span>): - Light Theme: <text:a xlink:type="simple" xlink:href="https://www.virustotal.com/gui/file/21dfa2f7da668156275e4ca2bc82091f347739967a278cf24a062c15a3944016?nocache=1" office:name=""><text:span text:style-name="Definition">[VirusTotal]</text:span></text:a> - Dark Theme: <text:a xlink:type="simple" xlink:href="https://www.virustotal.com/gui/file/45d4ed258a202d4f0c49d848d6f52333782e6f912c1b67b1125a442de2ff5b7c?nocache=1" office:name=""><text:span text:style-name="Definition">[VirusTotal]</text:span></text:a> - ODT file: <text:a xlink:type="simple" xlink:href="https://www.virustotal.com/gui/file/df8554f732dc54b530fd831548f0727934f2e03ad1518ac33061d0995eab2172?nocache=1" office:name=""><text:span text:style-name="Definition">[VirusTotal]</text:span></text:a></text:p>
      <text:h text:style-name="Heading_20_3" text:outline-level="3"><text:bookmark-start text:name="additional-manual-safety-checks-for-the-pdf-files"/>Additional manual safety checks for the PDF files:<text:bookmark-end text:name="additional-manual-safety-checks-for-the-pdf-files"/></text:h>
      <text:p text:style-name="First_20_paragraph">For additional safety; you can always double check the PDF files using PDFID which you can download at <text:a xlink:type="simple" xlink:href="https://blog.didierstevens.com/programs/pdf-tools/" office:name=""><text:span text:style-name="Definition">https://blog.didierstevens.com/programs/pdf-tools/</text:span></text:a> (You might be wondering why should trust a random python script? Well it’s open-source and well-known. It’s probably a safer bet than trusting a random PDF).</text:p>
      <text:p text:style-name="Text_20_body">Here are the steps:</text:p>
      <text:list text:style-name="L2">
        <text:list-item>
          <text:p text:style-name="P2">Install latest 3.9.x version of Python on your OS, Download PDFID and, from a command prompt or terminal, run:</text:p>
        </text:list-item>
      </text:list>
      <text:p text:style-name="First_20_paragraph"><text:span text:style-name="Source_Text">python pdfid.py file-to-check.pdf</text:span></text:p>
      <text:p text:style-name="Text_20_body">And you should see the following entries at 0 for safety, this 0 means there is no Javascript or any action that could possibly embed malicious scripts. Normally this won’t be neceessary as most modern PDF readers won’t execute those scripts anyway.</text:p>
      <text:p text:style-name="P3">/JS <text:s text:c="19"/>0 #This indicates the presence of Javascript which could be malicious</text:p>
      <text:p text:style-name="P4">/JavaScript <text:s text:c="11"/>0 #This indicates the presence of Javascript which could be malicious</text:p>
      <text:p text:style-name="P5">/AA <text:s text:c="19"/>0 #This indicates the presence of automatic action on opening</text:p>
      <text:p text:style-name="P6">/OpenAction <text:s text:c="11"/>0 #This indicates the presence of automatic action on opening</text:p>
      <text:p text:style-name="P7">/AcroForm <text:s text:c="13"/>0 #This indicates the presence of AcroForm which could contain malicious JavaScript</text:p>
      <text:p text:style-name="P8">/JBIG2Decode <text:s text:c="10"/>0 #This indicates the PDF uses JBIG2 compression which could be used for obfuscating malicious content</text:p>
      <text:p text:style-name="P9">/RichMedia <text:s text:c="12"/>0 #This indicates the presence rich media within the PDF such as Flash</text:p>
      <text:p text:style-name="P10">/Launch <text:s text:c="15"/>0 #This counts the launch actions</text:p>
      <text:p text:style-name="P11">/EmbeddedFile <text:s text:c="9"/>0 #This indicates there are embedded files within the PDF</text:p>
      <text:p text:style-name="P12">/XFA <text:s text:c="18"/>0 #This indicates the presence of XML Forms within the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01T10:06:35Z</meta:creation-date>
    <dc:date>2022-04-01T10:06:35Z</dc:date>
  </office:meta>
</office:document-meta>
</file>